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4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559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2.04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2.6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1.5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3.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3.78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09cm" svg:height="0.954cm" svg:x="17.383cm" svg:y="3.54cm">
          <draw:text-box>
            <text:p>with Managed Transceivers</text:p>
          </draw:text-box>
        </draw:frame>
        <draw:custom-shape draw:style-name="gr2" draw:text-style-name="P2" xml:id="id2" draw:id="id2" draw:layer="layout" svg:width="4.826cm" svg:height="2.032cm" svg:x="8.747cm" svg:y="1.762cm">
          <text:p text:style-name="P2">Pi Zero [W]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794cm" svg:height="2.032cm" svg:x="1.889cm" svg:y="1.762cm">
          <text:p text:style-name="P2">WiFi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01cm" svg:height="0.954cm" svg:x="1.254cm" svg:y="6.715cm">
          <draw:text-box>
            <text:p><text:span text:style-name="T1">RS-485</text:span></text:p>
          </draw:text-box>
        </draw:frame>
        <draw:frame draw:style-name="gr5" draw:text-style-name="P1" draw:layer="layout" svg:width="0.502cm" svg:height="1.187cm" svg:x="0cm" svg:y="0cm">
          <draw:text-box>
            <text:p/>
          </draw:text-box>
        </draw:frame>
        <draw:frame draw:style-name="gr6" draw:text-style-name="P4" draw:layer="layout" svg:width="8.059cm" svg:height="1.665cm" svg:x="16.24cm" svg:y="1.635cm">
          <draw:text-box>
            <text:p><text:span text:style-name="T2">Pi on RS-422</text:span></text:p>
          </draw:text-box>
        </draw:frame>
        <draw:custom-shape draw:style-name="gr7" draw:text-style-name="P2" xml:id="id4" draw:id="id4" draw:layer="layout" svg:width="2.54cm" svg:height="2.032cm" svg:x="13.954cm" svg:y="4.048cm">
          <text:p text:style-name="P2">MGR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4.683cm" svg:y1="2.778cm" svg:x2="8.747cm" svg:y2="2.778cm" draw:start-shape="id1" draw:start-glue-point="1" draw:end-shape="id2" draw:end-glue-point="3" svg:d="M4683 2778h4064" svg:viewBox="0 0 4065 1">
          <text:p/>
        </draw:connector>
        <draw:custom-shape draw:style-name="gr9" draw:text-style-name="P2" xml:id="id3" draw:id="id3" draw:layer="layout" svg:width="3.175cm" svg:height="2.032cm" svg:x="2.651cm" svg:y="12.811cm">
          <text:p text:style-name="P2">AVR</text:p>
          <text:p text:style-name="P2">UART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4.238cm" svg:y1="11.668cm" svg:x2="4.238cm" svg:y2="12.811cm" draw:end-shape="id3" draw:end-glue-point="0" svg:d="M4238 11668v1143" svg:viewBox="0 0 1 1144">
          <text:p/>
        </draw:connector>
        <draw:connector draw:style-name="gr10" draw:text-style-name="P5" draw:layer="layout" svg:x1="13.573cm" svg:y1="2.778cm" svg:x2="15.224cm" svg:y2="4.048cm" draw:start-shape="id2" draw:start-glue-point="1" draw:end-shape="id4" svg:d="M13573 2778h1651v1270" svg:viewBox="0 0 1652 1271">
          <text:p/>
        </draw:connector>
        <draw:custom-shape draw:style-name="gr9" draw:text-style-name="P2" xml:id="id10" draw:id="id10" draw:layer="layout" svg:width="3.175cm" svg:height="2.032cm" svg:x="12.938cm" svg:y="12.938cm">
          <text:p text:style-name="P2">AVR</text:p>
          <text:p text:style-name="P2">UART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047cm" svg:height="0.839cm" svg:x="14.081cm" svg:y="1.889cm">
          <draw:text-box>
            <text:p><text:span text:style-name="T1">RTS</text:span></text:p>
          </draw:text-box>
        </draw:frame>
        <draw:connector draw:style-name="gr8" draw:text-style-name="P5" draw:layer="layout" svg:x1="11.16cm" svg:y1="3.794cm" svg:x2="10.198cm" svg:y2="8.154cm" draw:start-shape="id2" draw:start-glue-point="2" svg:d="M11160 3794v2431h-962v1929" svg:viewBox="0 0 963 4361">
          <text:p/>
        </draw:connector>
        <draw:connector draw:style-name="gr8" draw:text-style-name="P5" draw:layer="layout" svg:x1="3.54cm" svg:y1="8.239cm" svg:x2="24.086cm" svg:y2="8.24cm" svg:d="M3540 8239h10273v1h10273" svg:viewBox="0 0 20547 2">
          <text:p/>
        </draw:connector>
        <draw:frame draw:style-name="gr12" draw:text-style-name="P3" draw:layer="layout" svg:width="4.21cm" svg:height="2.015cm" svg:x="6.969cm" svg:y="4.526cm">
          <draw:text-box>
            <text:p><text:span text:style-name="T1">FULL DUPLEX</text:span></text:p>
            <text:p><text:span text:style-name="T1">SERIAL FROM </text:span><text:span text:style-name="T1"><text:line-break/></text:span><text:span text:style-name="T1">PI UART</text:span></text:p>
          </draw:text-box>
        </draw:frame>
        <draw:connector draw:style-name="gr8" draw:text-style-name="P5" draw:layer="layout" svg:x1="4.238cm" svg:y1="9.636cm" svg:x2="4.233cm" svg:y2="8.213cm" svg:d="M4238 9636v-711h-5v-712" svg:viewBox="0 0 6 1424">
          <text:p/>
        </draw:connector>
        <draw:connector draw:style-name="gr8" draw:text-style-name="P5" draw:layer="layout" svg:x1="15.224cm" svg:y1="6.08cm" svg:x2="15.237cm" svg:y2="7.151cm" draw:start-shape="id4" draw:start-glue-point="2" svg:d="M15224 6080v786h13v285" svg:viewBox="0 0 14 1072">
          <text:p/>
        </draw:connector>
        <draw:connector draw:style-name="gr8" draw:text-style-name="P5" draw:layer="layout" svg:x1="3.56cm" svg:y1="7.168cm" svg:x2="24.053cm" svg:y2="7.168cm" svg:d="M3560 7168h20493" svg:viewBox="0 0 20494 1">
          <text:p/>
        </draw:connector>
        <draw:frame draw:style-name="gr4" draw:text-style-name="P3" draw:layer="layout" svg:width="2.301cm" svg:height="0.954cm" svg:x="1.24cm" svg:y="7.793cm">
          <draw:text-box>
            <text:p><text:span text:style-name="T1">RS-422</text:span></text:p>
          </draw:text-box>
        </draw:frame>
        <draw:connector draw:style-name="gr8" draw:text-style-name="P5" draw:layer="layout" svg:x1="5.826cm" svg:y1="10.652cm" svg:x2="6.411cm" svg:y2="7.205cm" draw:start-shape="id5" draw:start-glue-point="1" svg:d="M5826 10652h543v-3447h42" svg:viewBox="0 0 586 3448">
          <text:p/>
        </draw:connector>
        <draw:custom-shape draw:style-name="gr9" draw:text-style-name="P2" xml:id="id7" draw:id="id7" draw:layer="layout" svg:width="3.175cm" svg:height="2.032cm" svg:x="12.938cm" svg:y="9.763cm">
          <text:p text:style-name="P2">Tx-X-Rx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3.175cm" svg:height="2.032cm" svg:x="2.651cm" svg:y="9.636cm">
          <text:p text:style-name="P2">Tx-X-Rx</text:p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3.175cm" svg:height="2.032cm" svg:x="18.399cm" svg:y="9.763cm">
          <text:p text:style-name="P2">Tx-X-Rx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3.175cm" svg:height="2.032cm" svg:x="7.731cm" svg:y="9.763cm">
          <text:p text:style-name="P2">Tx-X-Rx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3.175cm" svg:height="2.032cm" svg:x="18.399cm" svg:y="12.938cm">
          <text:p text:style-name="P2">AVR</text:p>
          <text:p text:style-name="P2">UART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3.175cm" svg:height="2.032cm" svg:x="7.731cm" svg:y="12.938cm">
          <text:p text:style-name="P2">AVR</text:p>
          <text:p text:style-name="P2">UART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9.318cm" svg:y1="9.763cm" svg:x2="9.322cm" svg:y2="8.263cm" draw:start-shape="id6" draw:start-glue-point="0" svg:d="M9318 9763v-1000h4v-500" svg:viewBox="0 0 5 1501">
          <text:p/>
        </draw:connector>
        <draw:connector draw:style-name="gr8" draw:text-style-name="P5" draw:layer="layout" svg:x1="14.525cm" svg:y1="9.763cm" svg:x2="14.542cm" svg:y2="8.269cm" draw:start-shape="id7" draw:start-glue-point="0" svg:d="M14525 9763v-997h17v-497" svg:viewBox="0 0 18 1495">
          <text:p/>
        </draw:connector>
        <draw:connector draw:style-name="gr8" draw:text-style-name="P5" draw:layer="layout" svg:x1="19.986cm" svg:y1="9.763cm" svg:x2="19.987cm" svg:y2="8.283cm" draw:start-shape="id8" draw:start-glue-point="0" svg:d="M19986 9763v-990h1v-490" svg:viewBox="0 0 2 1481">
          <text:p/>
        </draw:connector>
        <draw:connector draw:style-name="gr8" draw:text-style-name="P5" draw:layer="layout" svg:x1="9.318cm" svg:y1="12.938cm" svg:x2="9.318cm" svg:y2="11.795cm" draw:start-shape="id9" draw:start-glue-point="0" draw:end-shape="id6" draw:end-glue-point="2" svg:d="M9318 12938v-1143" svg:viewBox="0 0 1 1144">
          <text:p/>
        </draw:connector>
        <draw:connector draw:style-name="gr8" draw:text-style-name="P5" draw:layer="layout" svg:x1="14.525cm" svg:y1="12.938cm" svg:x2="14.525cm" svg:y2="11.795cm" draw:start-shape="id10" draw:start-glue-point="0" draw:end-shape="id7" draw:end-glue-point="2" svg:d="M14525 12938v-1143" svg:viewBox="0 0 1 1144">
          <text:p/>
        </draw:connector>
        <draw:connector draw:style-name="gr8" draw:text-style-name="P5" draw:layer="layout" svg:x1="19.986cm" svg:y1="12.938cm" svg:x2="19.986cm" svg:y2="11.795cm" draw:start-shape="id11" draw:start-glue-point="0" draw:end-shape="id8" draw:end-glue-point="2" svg:d="M19986 12938v-1143" svg:viewBox="0 0 1 1144">
          <text:p/>
        </draw:connector>
        <draw:connector draw:style-name="gr8" draw:text-style-name="P5" draw:layer="layout" svg:x1="10.906cm" svg:y1="10.779cm" svg:x2="11.479cm" svg:y2="7.225cm" draw:start-shape="id6" draw:start-glue-point="1" svg:d="M10906 10779h537v-3554h36" svg:viewBox="0 0 574 3555">
          <text:p/>
        </draw:connector>
        <draw:connector draw:style-name="gr8" draw:text-style-name="P5" draw:layer="layout" svg:x1="16.113cm" svg:y1="10.779cm" svg:x2="16.588cm" svg:y2="7.144cm" draw:start-shape="id7" draw:start-glue-point="1" svg:d="M16113 10779h500v-3635h-25" svg:viewBox="0 0 501 3636">
          <text:p/>
        </draw:connector>
        <draw:connector draw:style-name="gr8" draw:text-style-name="P5" draw:layer="layout" svg:x1="21.574cm" svg:y1="10.779cm" svg:x2="22.083cm" svg:y2="7.184cm" draw:start-shape="id8" draw:start-glue-point="1" svg:d="M21574 10779h505v-3595h4" svg:viewBox="0 0 510 3596">
          <text:p/>
        </draw:connector>
        <draw:frame draw:style-name="gr13" draw:text-style-name="P3" draw:layer="layout" svg:width="2.877cm" svg:height="0.954cm" svg:x="5.237cm" svg:y="1.824cm">
          <draw:text-box>
            <text:p><text:span text:style-name="T1">USB OTG</text:span></text:p>
          </draw:text-box>
        </draw:frame>
        <draw:frame draw:style-name="gr14" draw:text-style-name="P3" draw:layer="layout" svg:width="4.282cm" svg:height="1.427cm" svg:x="17.637cm" svg:y="5.542cm">
          <draw:text-box>
            <text:p><text:span text:style-name="T1">HALF DUPLEX</text:span></text:p>
            <text:p><text:span text:style-name="T1">MANAG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1:28:27.832000000</meta:creation-date>
    <dc:date>2017-05-26T13:27:11.087000000</dc:date>
    <meta:editing-duration>PT21M14S</meta:editing-duration>
    <meta:editing-cycles>3</meta:editing-cycles>
    <meta:generator>LibreOffice/5.3.2.2$Windows_x86 LibreOffice_project/6cd4f1ef626f15116896b1d8e1398b56da0d0ee1</meta:generator>
    <meta:document-statistic meta:object-count="38"/>
  </office:meta>
</office:document-meta>
</file>